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consolas" svg:font-family="consolas, courier, monospace"/>
    <style:font-face style:name="verdana" svg:font-family="verdana, sans-serif"/>
    <style:font-face style:name="Droid Sans Mono1" svg:font-family="'Droid Sans Mono', monospace, monospace, 'Droid Sans Fallback'"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Standard">
      <style:text-properties style:font-name="verdana" fo:font-size="18pt" fo:font-weight="bold"/>
    </style:style>
    <style:style style:name="P3" style:family="paragraph" style:parent-style-name="Standard">
      <style:text-properties style:font-name="verdana" officeooo:rsid="001da78c" officeooo:paragraph-rsid="001da78c"/>
    </style:style>
    <style:style style:name="P4" style:family="paragraph" style:parent-style-name="Standard">
      <style:text-properties style:font-name="verdana" officeooo:rsid="001da78c" officeooo:paragraph-rsid="001da78c" fo:background-color="#ffffff" loext:padding="0cm" loext:border="none"/>
    </style:style>
    <style:style style:name="P5" style:family="paragraph" style:parent-style-name="Standard">
      <style:paragraph-properties fo:text-align="center" style:justify-single-word="false"/>
      <style:text-properties style:font-name="verdana" officeooo:rsid="001da78c" officeooo:paragraph-rsid="001da78c" fo:background-color="#ffffff" loext:padding="0cm" loext:border="none"/>
    </style:style>
    <style:style style:name="P6" style:family="paragraph" style:parent-style-name="Standard">
      <style:text-properties style:font-name="verdana" fo:font-size="24pt" fo:font-weight="bold" officeooo:rsid="001da78c" fo:background-color="#ffffff" loext:padding="0cm" loext:border="none"/>
    </style:style>
    <style:style style:name="P7" style:family="paragraph" style:parent-style-name="Standard">
      <style:paragraph-properties fo:text-align="center" style:justify-single-word="false"/>
      <style:text-properties style:font-name="verdana" fo:font-size="24pt" fo:font-weight="bold" officeooo:rsid="001e5d2f" officeooo:paragraph-rsid="001e5d2f" fo:background-color="#ffffff" loext:padding="0cm" loext:border="none"/>
    </style:style>
    <style:style style:name="P8" style:family="paragraph" style:parent-style-name="Standard">
      <style:paragraph-properties fo:text-align="start" style:justify-single-word="false"/>
      <style:text-properties style:font-name="verdana" fo:font-size="12pt" fo:font-weight="normal" officeooo:rsid="001e5d2f" officeooo:paragraph-rsid="001e5d2f" fo:background-color="#ffffff" style:font-size-asian="12pt" style:font-weight-asian="normal" style:font-size-complex="12pt" style:font-weight-complex="normal" loext:padding="0cm" loext:border="none"/>
    </style:style>
    <style:style style:name="P9" style:family="paragraph" style:parent-style-name="Standard">
      <style:paragraph-properties fo:text-align="start" style:justify-single-word="false"/>
      <style:text-properties style:font-name="verdana" fo:font-size="12pt" fo:font-weight="normal" officeooo:rsid="001f9d32" officeooo:paragraph-rsid="001e5d2f" fo:background-color="#ffffff" style:font-size-asian="12pt" style:font-weight-asian="normal" style:font-size-complex="12pt" style:font-weight-complex="normal" loext:padding="0cm" loext:border="none"/>
    </style:style>
    <style:style style:name="P10" style:family="paragraph" style:parent-style-name="Standard">
      <style:paragraph-properties fo:text-align="start" style:justify-single-word="false"/>
      <style:text-properties style:font-name="verdana" fo:font-size="12pt" fo:font-weight="normal" officeooo:rsid="001f9d32" officeooo:paragraph-rsid="001f9d32" fo:background-color="#ffffff" style:font-size-asian="12pt" style:font-weight-asian="normal" style:font-size-complex="12pt" style:font-weight-complex="normal" loext:padding="0cm" loext:border="none"/>
    </style:style>
    <style:style style:name="P11" style:family="paragraph" style:parent-style-name="Standard">
      <style:paragraph-properties fo:text-align="start" style:justify-single-word="false"/>
      <style:text-properties style:font-name="verdana" fo:font-size="12pt" fo:font-weight="normal" officeooo:rsid="0021fd98" officeooo:paragraph-rsid="0021fd98" fo:background-color="#ffffff" style:font-size-asian="12pt" style:font-weight-asian="normal" style:font-size-complex="12pt" style:font-weight-complex="normal" loext:padding="0cm" loext:border="none"/>
    </style:style>
    <style:style style:name="P12" style:family="paragraph" style:parent-style-name="Standard">
      <style:paragraph-properties fo:text-align="start" style:justify-single-word="false"/>
      <style:text-properties style:font-name="verdana" fo:font-size="12pt" fo:font-weight="normal" officeooo:rsid="00226e8e" officeooo:paragraph-rsid="00226e8e" fo:background-color="#ffffff" style:font-size-asian="12pt" style:font-weight-asian="normal" style:font-size-complex="12pt" style:font-weight-complex="normal" loext:padding="0cm" loext:border="none"/>
    </style:style>
    <style:style style:name="P13" style:family="paragraph" style:parent-style-name="Standard">
      <style:paragraph-properties fo:text-align="start" style:justify-single-word="false"/>
      <style:text-properties style:font-name="verdana" fo:font-size="12pt" fo:font-weight="normal" officeooo:rsid="0029fadd" officeooo:paragraph-rsid="0029fadd" fo:background-color="#ffffff" style:font-size-asian="12pt" style:font-weight-asian="normal" style:font-size-complex="12pt" style:font-weight-complex="normal" loext:padding="0cm" loext:border="none"/>
    </style:style>
    <style:style style:name="P14" style:family="paragraph" style:parent-style-name="Standard">
      <style:text-properties style:font-name="verdana" officeooo:rsid="002d85c9" officeooo:paragraph-rsid="002d85c9"/>
    </style:style>
    <style:style style:name="P15" style:family="paragraph" style:parent-style-name="Standard">
      <style:paragraph-properties style:line-height-at-least="0.503cm"/>
      <style:text-properties style:font-name="verdana" officeooo:rsid="002d85c9"/>
    </style:style>
    <style:style style:name="P16" style:family="paragraph" style:parent-style-name="Standard">
      <style:paragraph-properties style:line-height-at-least="0.503cm"/>
      <style:text-properties style:font-name="verdana" officeooo:rsid="002d85c9" officeooo:paragraph-rsid="002d85c9"/>
    </style:style>
    <style:style style:name="P17" style:family="paragraph" style:parent-style-name="Standard">
      <style:paragraph-properties style:line-height-at-least="0.503cm"/>
      <style:text-properties style:font-name="verdana" officeooo:rsid="002e2462" officeooo:paragraph-rsid="002e2462"/>
    </style:style>
    <style:style style:name="P18" style:family="paragraph" style:parent-style-name="Standard">
      <style:text-properties officeooo:rsid="001da78c" officeooo:paragraph-rsid="001da78c"/>
    </style:style>
    <style:style style:name="P19" style:family="paragraph" style:parent-style-name="Standard">
      <style:paragraph-properties fo:text-align="center" style:justify-single-word="false"/>
      <style:text-properties officeooo:rsid="001e5d2f" officeooo:paragraph-rsid="001e5d2f"/>
    </style:style>
    <style:style style:name="P20" style:family="paragraph" style:parent-style-name="Standard">
      <style:paragraph-properties fo:text-align="start" style:justify-single-word="false"/>
      <style:text-properties fo:font-size="12pt" fo:font-weight="normal" officeooo:rsid="001e5d2f" officeooo:paragraph-rsid="001e5d2f"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22072d" officeooo:paragraph-rsid="0022072d"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fo:font-size="12pt" officeooo:paragraph-rsid="0029fadd"/>
    </style:style>
    <style:style style:name="P23" style:family="paragraph" style:parent-style-name="Standard">
      <style:paragraph-properties fo:text-align="start" style:justify-single-word="false"/>
      <style:text-properties fo:font-size="12pt" officeooo:paragraph-rsid="002adc78"/>
    </style:style>
    <style:style style:name="P24" style:family="paragraph" style:parent-style-name="Standard">
      <style:paragraph-properties fo:text-align="start" style:justify-single-word="false"/>
      <style:text-properties fo:font-size="12pt" officeooo:paragraph-rsid="002b29d9"/>
    </style:style>
    <style:style style:name="P25" style:family="paragraph" style:parent-style-name="Standard">
      <style:paragraph-properties fo:text-align="start" style:justify-single-word="false"/>
      <style:text-properties fo:font-size="12pt" officeooo:rsid="002adc78" officeooo:paragraph-rsid="002adc78"/>
    </style:style>
    <style:style style:name="P26" style:family="paragraph" style:parent-style-name="Standard">
      <style:paragraph-properties fo:text-align="start" style:justify-single-word="false"/>
      <style:text-properties fo:font-size="12pt" officeooo:rsid="002ce249" officeooo:paragraph-rsid="002ce249"/>
    </style:style>
    <style:style style:name="P27" style:family="paragraph" style:parent-style-name="Standard">
      <style:paragraph-properties style:line-height-at-least="0.503cm"/>
      <style:text-properties fo:color="#d4d4d4" style:font-name="Droid Sans Mono" fo:font-size="10.5pt" fo:font-weight="normal" fo:background-color="#1e1e1e"/>
    </style:style>
    <style:style style:name="P28" style:family="paragraph" style:parent-style-name="Standard">
      <style:paragraph-properties style:line-height-at-least="0.503cm"/>
      <style:text-properties fo:color="#d4d4d4" style:font-name="Droid Sans Mono" fo:font-size="10.5pt" fo:font-weight="normal" officeooo:rsid="0022072d" officeooo:paragraph-rsid="0022072d" fo:background-color="#1e1e1e"/>
    </style:style>
    <style:style style:name="P29" style:family="paragraph" style:parent-style-name="Standard">
      <style:text-properties fo:color="#d4d4d4" style:font-name="Droid Sans Mono" fo:font-size="10.5pt" fo:font-weight="normal" officeooo:paragraph-rsid="001da78c" fo:background-color="#1e1e1e"/>
    </style:style>
    <style:style style:name="P30" style:family="paragraph" style:parent-style-name="Standard">
      <style:text-properties fo:color="#d4d4d4" style:font-name="Droid Sans Mono" fo:font-size="10.5pt" fo:font-weight="normal" officeooo:rsid="002d85c9" officeooo:paragraph-rsid="002d85c9" fo:background-color="#1e1e1e"/>
    </style:style>
    <style:style style:name="P31" style:family="paragraph" style:parent-style-name="Standard">
      <style:paragraph-properties style:line-height-at-least="0.503cm"/>
      <style:text-properties fo:color="#d4d4d4" style:font-name="Droid Sans Mono" fo:font-size="10.5pt" fo:font-weight="normal" officeooo:rsid="002d85c9" officeooo:paragraph-rsid="002d85c9" fo:background-color="#1e1e1e"/>
    </style:style>
    <style:style style:name="P32" style:family="paragraph" style:parent-style-name="Standard">
      <style:paragraph-properties fo:text-align="start" style:justify-single-word="false"/>
      <style:text-properties fo:color="#d4d4d4" style:font-name="Droid Sans Mono1" fo:font-size="10.5pt" fo:font-weight="normal" officeooo:paragraph-rsid="0021fd98" fo:background-color="#1e1e1e"/>
    </style:style>
    <style:style style:name="P33" style:family="paragraph" style:parent-style-name="Standard">
      <style:paragraph-properties fo:text-align="start" style:justify-single-word="false"/>
      <style:text-properties fo:color="#d4d4d4" style:font-name="verdana" fo:font-size="10.5pt" fo:font-weight="normal" officeooo:paragraph-rsid="0021fd98" fo:background-color="#ffffff" loext:padding="0cm" loext:border="none"/>
    </style:style>
    <style:style style:name="P34" style:family="paragraph" style:parent-style-name="Standard">
      <style:paragraph-properties style:line-height-at-least="0.503cm"/>
    </style:style>
    <style:style style:name="P35" style:family="paragraph" style:parent-style-name="Standard">
      <style:text-properties style:font-name="consolas" officeooo:rsid="001da78c" officeooo:paragraph-rsid="001da78c" fo:background-color="#ffffff" loext:padding="0cm" loext:border="none"/>
    </style:style>
    <style:style style:name="P36" style:family="paragraph" style:parent-style-name="Standard">
      <style:paragraph-properties style:line-height-at-least="0.503cm"/>
      <style:text-properties fo:color="#608b4e" style:font-name="Droid Sans Mono" fo:font-size="10.5pt" fo:font-weight="normal" fo:background-color="#1e1e1e"/>
    </style:style>
    <style:style style:name="P37" style:family="paragraph" style:parent-style-name="Standard">
      <style:paragraph-properties fo:margin-top="0cm" fo:margin-bottom="0.499cm" loext:contextual-spacing="false"/>
      <style:text-properties style:font-name="verdana"/>
    </style:style>
    <style:style style:name="P38" style:family="paragraph" style:parent-style-name="Standard">
      <style:paragraph-properties fo:text-align="start" style:justify-single-word="false"/>
      <style:text-properties style:font-name="verdana" fo:font-size="12pt" fo:font-weight="normal" officeooo:rsid="0029fadd" officeooo:paragraph-rsid="0029fadd" fo:background-color="#ffffff" style:font-size-asian="12pt" style:font-weight-asian="normal" style:font-size-complex="12pt" style:font-weight-complex="normal" loext:padding="0cm" loext:border="none"/>
    </style:style>
    <style:style style:name="P39" style:family="paragraph" style:parent-style-name="Standard">
      <style:paragraph-properties fo:text-align="start" style:justify-single-word="false"/>
      <style:text-properties style:font-name="verdana" fo:font-size="12pt" fo:font-weight="normal" officeooo:rsid="002adc78" officeooo:paragraph-rsid="002adc78" fo:background-color="#ffffff" style:font-size-asian="12pt" style:font-weight-asian="normal" style:font-size-complex="12pt" style:font-weight-complex="normal" loext:padding="0cm" loext:border="none"/>
    </style:style>
    <style:style style:name="P40" style:family="paragraph" style:parent-style-name="Standard">
      <style:paragraph-properties fo:text-align="start" style:justify-single-word="false"/>
      <style:text-properties style:font-name="verdana" fo:font-size="12pt" fo:font-weight="normal" officeooo:paragraph-rsid="002adc78" fo:background-color="#ffffff" style:font-size-asian="12pt" style:font-weight-asian="normal" style:font-size-complex="12pt" style:font-weight-complex="normal" loext:padding="0cm" loext:border="none"/>
    </style:style>
    <style:style style:name="P41" style:family="paragraph" style:parent-style-name="Standard">
      <style:paragraph-properties fo:text-align="start" style:justify-single-word="false"/>
      <style:text-properties style:font-name="verdana" fo:font-size="12pt" fo:font-weight="normal" officeooo:rsid="002b29d9" officeooo:paragraph-rsid="002b29d9" fo:background-color="#ffffff" style:font-size-asian="12pt" style:font-weight-asian="normal" style:font-size-complex="12pt" style:font-weight-complex="normal" loext:padding="0cm" loext:border="none"/>
    </style:style>
    <style:style style:name="P42" style:family="paragraph" style:parent-style-name="Standard">
      <style:paragraph-properties fo:text-align="start" style:justify-single-word="false"/>
      <style:text-properties style:font-name="verdana" fo:font-size="12pt" fo:font-weight="normal" officeooo:rsid="002ce249" officeooo:paragraph-rsid="002ce249" fo:background-color="#ffffff" style:font-size-asian="12pt" style:font-weight-asian="normal" style:font-size-complex="12pt" style:font-weight-complex="normal" loext:padding="0cm" loext:border="none"/>
    </style:style>
    <style:style style:name="P43" style:family="paragraph" style:parent-style-name="Standard">
      <style:text-properties style:font-name="verdana" officeooo:rsid="002d85c9" officeooo:paragraph-rsid="002d85c9"/>
    </style:style>
    <style:style style:name="P44" style:family="paragraph" style:parent-style-name="Standard">
      <style:text-properties officeooo:paragraph-rsid="002fadd6"/>
    </style:style>
    <style:style style:name="P45" style:family="paragraph" style:parent-style-name="Standard">
      <style:text-properties fo:font-size="13pt" officeooo:rsid="002fadd6" officeooo:paragraph-rsid="002fadd6" style:font-size-asian="13pt" style:font-size-complex="13pt"/>
    </style:style>
    <style:style style:name="P46" style:family="paragraph" style:parent-style-name="Standard">
      <style:paragraph-properties fo:text-align="start" style:justify-single-word="false"/>
      <style:text-properties fo:font-size="12pt" officeooo:paragraph-rsid="002fadd6"/>
    </style:style>
    <style:style style:name="T1" style:family="text">
      <style:text-properties style:font-name="verdana"/>
    </style:style>
    <style:style style:name="T2" style:family="text">
      <style:text-properties style:font-name="verdana" fo:background-color="#ffffff" loext:char-shading-value="0" loext:padding="0cm" loext:border="none"/>
    </style:style>
    <style:style style:name="T3" style:family="text">
      <style:text-properties style:font-name="verdana" officeooo:rsid="001f9d32" fo:background-color="#ffffff" loext:char-shading-value="0" loext:padding="0cm" loext:border="none"/>
    </style:style>
    <style:style style:name="T4" style:family="text">
      <style:text-properties style:font-name="verdana" officeooo:rsid="0021fd98" fo:background-color="#ffffff" loext:char-shading-value="0" loext:padding="0cm" loext:border="none"/>
    </style:style>
    <style:style style:name="T5" style:family="text">
      <style:text-properties style:font-name="verdana" fo:font-size="18pt" fo:font-weight="bold" fo:background-color="#ffffff" loext:char-shading-value="0" style:font-size-asian="18pt" style:font-size-complex="18pt" loext:padding="0cm" loext:border="none"/>
    </style:style>
    <style:style style:name="T6" style:family="text">
      <style:text-properties style:font-name="verdana" fo:font-size="24pt" fo:font-weight="bold" fo:background-color="#ffffff" loext:char-shading-value="0" loext:padding="0cm" loext:border="none"/>
    </style:style>
    <style:style style:name="T7" style:family="text">
      <style:text-properties style:font-name="verdana" fo:font-size="24pt" fo:font-weight="bold" officeooo:rsid="001da78c" fo:background-color="#ffffff" loext:char-shading-value="0" loext:padding="0cm" loext:border="none"/>
    </style:style>
    <style:style style:name="T8" style:family="text">
      <style:text-properties style:font-name="verdana" fo:font-size="9pt" officeooo:rsid="001da78c" fo:background-color="#ffffff" loext:char-shading-value="0" style:font-size-asian="9pt" style:font-size-complex="9pt" loext:padding="0cm" loext:border="none"/>
    </style:style>
    <style:style style:name="T9" style:family="text">
      <style:text-properties style:font-name="verdana" fo:font-weight="normal" officeooo:rsid="0029fadd" fo:background-color="#ffffff" loext:char-shading-value="0" style:font-size-asian="12pt" style:font-weight-asian="normal" style:font-size-complex="12pt" style:font-weight-complex="normal" loext:padding="0cm" loext:border="none"/>
    </style:style>
    <style:style style:name="T10" style:family="text">
      <style:text-properties style:font-name="verdana" fo:font-weight="normal" fo:background-color="#ffffff" loext:char-shading-value="0" style:font-size-asian="12pt" style:font-weight-asian="normal" style:font-size-complex="12pt" style:font-weight-complex="normal" loext:padding="0cm" loext:border="none"/>
    </style:style>
    <style:style style:name="T11" style:family="text">
      <style:text-properties style:font-name="verdana" fo:font-weight="normal" officeooo:rsid="002adc78" fo:background-color="#ffffff" loext:char-shading-value="0" style:font-size-asian="12pt" style:font-weight-asian="normal" style:font-size-complex="12pt" style:font-weight-complex="normal" loext:padding="0cm" loext:border="none"/>
    </style:style>
    <style:style style:name="T12" style:family="text">
      <style:text-properties style:font-name="verdana" fo:font-weight="normal" officeooo:rsid="002b29d9" fo:background-color="#ffffff" loext:char-shading-value="0" style:font-size-asian="12pt" style:font-weight-asian="normal" style:font-size-complex="12pt" style:font-weight-complex="normal" loext:padding="0cm" loext:border="none"/>
    </style:style>
    <style:style style:name="T13" style:family="text">
      <style:text-properties style:font-name="verdana" fo:font-weight="normal" officeooo:rsid="002f35d5" fo:background-color="#ffffff" loext:char-shading-value="0" style:font-size-asian="12pt" style:font-weight-asian="normal" style:font-size-complex="12pt" style:font-weight-complex="normal" loext:padding="0cm" loext:border="none"/>
    </style:style>
    <style:style style:name="T14" style:family="text">
      <style:text-properties style:font-name="verdana" fo:font-weight="normal" officeooo:rsid="002fadd6" fo:background-color="#ffffff" loext:char-shading-value="0" style:font-size-asian="12pt" style:font-weight-asian="normal" style:font-size-complex="12pt" style:font-weight-complex="normal" loext:padding="0cm" loext:border="none"/>
    </style:style>
    <style:style style:name="T15" style:family="text">
      <style:text-properties style:font-name="verdana" fo:font-weight="bold" officeooo:rsid="001da78c" fo:background-color="#ffffff" loext:char-shading-value="0" loext:padding="0cm" loext:border="none"/>
    </style:style>
    <style:style style:name="T16" style:family="text">
      <style:text-properties style:font-name="verdana" fo:font-weight="bold" fo:background-color="#ffffff" loext:char-shading-value="0" loext:padding="0cm" loext:border="none"/>
    </style:style>
    <style:style style:name="T17" style:family="text">
      <style:text-properties officeooo:rsid="001da78c"/>
    </style:style>
    <style:style style:name="T18" style:family="text">
      <style:text-properties fo:color="#c70040" style:font-name="consolas" fo:background-color="#ffffff" loext:char-shading-value="0" loext:padding="0cm" loext:border="none"/>
    </style:style>
    <style:style style:name="T19" style:family="text">
      <style:text-properties fo:background-color="#ffffff" loext:char-shading-value="0" loext:padding="0cm" loext:border="none"/>
    </style:style>
    <style:style style:name="T20" style:family="text">
      <style:text-properties fo:color="#34a7bd" style:font-name="consolas" fo:font-style="italic" fo:background-color="#ffffff" loext:char-shading-value="0" loext:padding="0cm" loext:border="none"/>
    </style:style>
    <style:style style:name="T21" style:family="text">
      <style:text-properties style:font-name="consolas" fo:background-color="#ffffff" loext:char-shading-value="0" loext:padding="0cm" loext:border="none"/>
    </style:style>
    <style:style style:name="T22" style:family="text">
      <style:text-properties style:font-name="consolas" officeooo:rsid="001da78c" fo:background-color="#ffffff" loext:char-shading-value="0" loext:padding="0cm" loext:border="none"/>
    </style:style>
    <style:style style:name="T23" style:family="text">
      <style:text-properties style:font-name="consolas" fo:font-size="18pt" fo:font-weight="bold" fo:background-color="#ffffff" loext:char-shading-value="0" style:font-size-asian="18pt" style:font-size-complex="18pt" loext:padding="0cm" loext:border="none"/>
    </style:style>
    <style:style style:name="T24" style:family="text">
      <style:text-properties style:font-name="consolas" fo:font-size="18pt" fo:font-weight="bold" officeooo:rsid="001da78c" fo:background-color="#ffffff" loext:char-shading-value="0" style:font-size-asian="18pt" style:font-size-complex="18pt" loext:padding="0cm" loext:border="none"/>
    </style:style>
    <style:style style:name="T25" style:family="text">
      <style:text-properties fo:font-size="18pt" fo:font-weight="bold" fo:background-color="#ffffff" loext:char-shading-value="0" loext:padding="0cm" loext:border="none"/>
    </style:style>
    <style:style style:name="T26" style:family="text">
      <style:text-properties fo:color="#d4d4d4" style:font-name="Droid Sans Mono" fo:font-size="10.5pt" fo:font-weight="normal" fo:background-color="#1e1e1e" loext:char-shading-value="0"/>
    </style:style>
    <style:style style:name="T27" style:family="text">
      <style:text-properties fo:color="#c586c0"/>
    </style:style>
    <style:style style:name="T28" style:family="text">
      <style:text-properties fo:color="#c586c0" style:font-name="Droid Sans Mono" officeooo:rsid="0021fd98" loext:padding="0cm" loext:border="none"/>
    </style:style>
    <style:style style:name="T29" style:family="text">
      <style:text-properties fo:color="#9cdcfe"/>
    </style:style>
    <style:style style:name="T30" style:family="text">
      <style:text-properties fo:color="#9cdcfe" style:font-name="Droid Sans Mono" officeooo:rsid="0021fd98" loext:padding="0cm" loext:border="none"/>
    </style:style>
    <style:style style:name="T31" style:family="text">
      <style:text-properties fo:color="#9cdcfe" style:font-name="Droid Sans Mono" fo:font-size="10.5pt" fo:font-weight="normal" fo:background-color="#1e1e1e" loext:char-shading-value="0"/>
    </style:style>
    <style:style style:name="T32" style:family="text">
      <style:text-properties fo:color="#808080"/>
    </style:style>
    <style:style style:name="T33" style:family="text">
      <style:text-properties fo:color="#808080" style:font-name="Droid Sans Mono" fo:font-size="10.5pt" fo:font-weight="normal" fo:background-color="#1e1e1e" loext:char-shading-value="0"/>
    </style:style>
    <style:style style:name="T34" style:family="text">
      <style:text-properties fo:color="#569cd6"/>
    </style:style>
    <style:style style:name="T35" style:family="text">
      <style:text-properties fo:color="#569cd6" style:font-name="Droid Sans Mono" fo:font-size="10.5pt" fo:font-weight="normal" fo:background-color="#1e1e1e" loext:char-shading-value="0"/>
    </style:style>
    <style:style style:name="T36" style:family="text">
      <style:text-properties fo:color="#569cd6" style:font-name="verdana" fo:font-size="9pt" officeooo:rsid="001da78c" fo:background-color="#ffffff" loext:char-shading-value="0" style:font-size-asian="9pt" style:font-size-complex="9pt" loext:padding="0cm" loext:border="none"/>
    </style:style>
    <style:style style:name="T37" style:family="text">
      <style:text-properties fo:color="#ce9178"/>
    </style:style>
    <style:style style:name="T38" style:family="text">
      <style:text-properties fo:color="#ce9178" style:font-name="Droid Sans Mono" fo:font-size="10.5pt" fo:font-weight="normal" fo:background-color="#1e1e1e" loext:char-shading-value="0"/>
    </style:style>
    <style:style style:name="T39" style:family="text">
      <style:text-properties style:font-name="Droid Sans Mono" loext:padding="0cm" loext:border="none"/>
    </style:style>
    <style:style style:name="T40" style:family="text">
      <style:text-properties style:font-size-asian="12pt" style:font-size-complex="12pt"/>
    </style:style>
    <style:style style:name="T41" style:family="text">
      <style:text-properties officeooo:rsid="002e2462"/>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Dans ce tutoriel je vais vous montrer comment installer bootsrap 3.3.7  pour symfony 3.</text:p>
      <text:p text:style-name="P2">Installation de assetic-bundle</text:p>
      <text:p text:style-name="P1">D'abord il nous faut le bundle assetic.Depuis les dernieres versions de symfony assetic-bunle n'est plus téléchargé par défaut lors du téléchargement de symfony du coup il faut l'installer manuellement</text:p>
      <text:p text:style-name="Standard"/>
      <text:p text:style-name="P18">commande :</text:p>
      <text:p text:style-name="P18"/>
      <text:p text:style-name="P18">$ composer require symfony/assetic-bundle</text:p>
      <text:p text:style-name="P18"/>
      <text:p text:style-name="P3">Ensuite dans le fichier AppKernel.php ajouter cette ligne:</text:p>
      <text:p text:style-name="P3"/>
      <text:p text:style-name="P3"><text:span text:style-name="T18">new</text:span><text:span text:style-name="T19"> </text:span><text:span text:style-name="T21">Symfony\Bundle\AsseticBundle\</text:span><text:span text:style-name="T20">AsseticBundle</text:span><text:span text:style-name="T21">(),</text:span></text:p>
      <text:p text:style-name="P35"/>
      <text:p text:style-name="P3"><text:span text:style-name="T21"><text:line-break/></text:span><text:span text:style-name="T25">Ajout des dépendances</text:span><text:span text:style-name="T21"><text:line-break/></text:span><text:span text:style-name="T19">Dans le fichier composer.json ajouter les dépendances suivantes:</text:span><text:span text:style-name="T21"><text:line-break/></text:span><text:span text:style-name="T19"><text:line-break/></text:span><text:span text:style-name="T21">"require": {<text:line-break/>..........<text:line-break/>"twbs/bootstrap": "^3.3",<text:line-break/>"components/jquery": "^3.1" ,<text:line-break/>"oyejorge/less.php": "v1.7.0.14"<text:line-break/>},</text:span></text:p>
      <text:p text:style-name="P35"/>
      <text:p text:style-name="P3"><text:span text:style-name="T25">Ajout de la librairie less.php</text:span><text:span text:style-name="T21"><text:line-break/></text:span></text:p>
      <text:p text:style-name="Standard"><text:span text:style-name="T17">commande : </text:span>$ composer require oyejorge/less.php</text:p>
      <text:p text:style-name="P35"/>
      <text:p text:style-name="P3"><text:span text:style-name="T25">Configuration</text:span><text:span text:style-name="T21"><text:line-break/></text:span><text:span text:style-name="T25"><text:line-break/></text:span><text:span text:style-name="T19">Dans le fichier app/config/config.yml ajouter cette configuration:</text:span></text:p>
      <text:p text:style-name="P4"/>
      <text:p text:style-name="P4"/>
      <text:p text:style-name="P4"/>
      <text:p text:style-name="P5">Code à entrer sur la page suivante</text:p>
      <text:p text:style-name="P4"/>
      <text:p text:style-name="P4"/>
      <text:p text:style-name="P4"/>
      <text:p text:style-name="P4"/>
      <text:p text:style-name="P4"/>
      <text:p text:style-name="P4"/>
      <text:p text:style-name="P4"/>
      <text:p text:style-name="P4"/>
      <text:p text:style-name="P4"/>
      <text:p text:style-name="P4"/>
      <text:p text:style-name="P35"/>
      <text:p text:style-name="P29"><text:soft-page-break/><text:span text:style-name="T36">assetic</text:span><text:span text:style-name="T8">:</text:span></text:p>
      <text:p text:style-name="P27"><text:span text:style-name="T34">debug</text:span>: <text:span text:style-name="T37">"%kernel.debug%"</text:span></text:p>
      <text:p text:style-name="P27"><text:span text:style-name="T34">use_controller</text:span>: <text:span text:style-name="T34">false</text:span></text:p>
      <text:p text:style-name="P27"><text:span text:style-name="T34">bundles</text:span>: [ ]</text:p>
      <text:p text:style-name="P36">#java: /usr/bin/java</text:p>
      <text:p text:style-name="P27"><text:span text:style-name="T34">java</text:span>: <text:span text:style-name="T37">C:\Program Files\Java\jdk1.8.0_65\bin\java.exe</text:span></text:p>
      <text:p text:style-name="P27"><text:span text:style-name="T34">filters</text:span>:</text:p>
      <text:p text:style-name="P27"><text:span text:style-name="T34">cssrewrite</text:span>: <text:span text:style-name="T34">~</text:span></text:p>
      <text:p text:style-name="P27"><text:span text:style-name="T34">cssembed</text:span>:</text:p>
      <text:p text:style-name="P27"><text:span text:style-name="T34">jar</text:span>: <text:span text:style-name="T37">"%kernel.root_dir%/Resources/java/cssembed.jar"</text:span> </text:p>
      <text:p text:style-name="P27"><text:span text:style-name="T34">yui_js</text:span>:</text:p>
      <text:p text:style-name="P27"><text:span text:style-name="T34">jar</text:span>: <text:span text:style-name="T37">"%kernel.root_dir%/Resources/java/yuicompressor.jar"</text:span></text:p>
      <text:p text:style-name="P27"><text:span text:style-name="T34">yui_css</text:span>:</text:p>
      <text:p text:style-name="P27"><text:span text:style-name="T34">jar</text:span>: <text:span text:style-name="T37">"%kernel.root_dir%/Resources/java/yuicompressor.jar"</text:span></text:p>
      <text:p text:style-name="P27"><text:span text:style-name="T34">lessphp</text:span>:</text:p>
      <text:p text:style-name="P27"><text:span text:style-name="T34">file</text:span>: <text:span text:style-name="T37">"%kernel.root_dir%/../vendor/oyejorge/less.php/lessc.inc.php"</text:span> </text:p>
      <text:p text:style-name="P27"><text:span text:style-name="T34">apply_to</text:span>: <text:span text:style-name="T37">".less$"</text:span></text:p>
      <text:p text:style-name="P27"><text:span text:style-name="T34">assets</text:span>:</text:p>
      <text:p text:style-name="P27"><text:span text:style-name="T34">jquery_js</text:span>:</text:p>
      <text:p text:style-name="P27"><text:span text:style-name="T34">inputs</text:span>:</text:p>
      <text:p text:style-name="P27">- <text:span text:style-name="T37">"%kernel.root_dir%/../vendor/components/jquery/jquery.min.js"</text:span> </text:p>
      <text:p text:style-name="P27"><text:span text:style-name="T34">filters</text:span>: [?<text:span text:style-name="T37">yui_js</text:span>]</text:p>
      <text:p text:style-name="P27"><text:span text:style-name="T34">output</text:span>: <text:span text:style-name="T37">js/jquery.min.js</text:span></text:p>
      <text:p text:style-name="P27"><text:span text:style-name="T34">bootstrap_css</text:span>:</text:p>
      <text:p text:style-name="P27"><text:span text:style-name="T34">inputs</text:span>:</text:p>
      <text:p text:style-name="P27">- <text:span text:style-name="T37">"%kernel.root_dir%/../vendor/twbs/bootstrap/less/bootstrap.less"</text:span></text:p>
      <text:p text:style-name="P27"><text:span text:style-name="T34">filters</text:span>:</text:p>
      <text:p text:style-name="P27">- <text:span text:style-name="T37">lessphp</text:span></text:p>
      <text:p text:style-name="P27">- <text:span text:style-name="T37">cssrewrite</text:span></text:p>
      <text:p text:style-name="P27"><text:span text:style-name="T34">output</text:span>: <text:span text:style-name="T37">css/bootstrap.css</text:span> </text:p>
      <text:p text:style-name="P34"/>
      <text:p text:style-name="P27"><text:span text:style-name="T34">bootstrap_js</text:span>:</text:p>
      <text:p text:style-name="P27"><text:span text:style-name="T34">inputs</text:span>:</text:p>
      <text:p text:style-name="P27">- <text:span text:style-name="T37">"%kernel.root_dir%/../vendor/twbs/bootstrap/js/affix.js"</text:span></text:p>
      <text:p text:style-name="P27">- <text:span text:style-name="T37">"%kernel.root_dir%/../vendor/twbs/bootstrap/js/alert.js"</text:span></text:p>
      <text:p text:style-name="P27">- <text:span text:style-name="T37">"%kernel.root_dir%/../vendor/twbs/bootstrap/js/button.js"</text:span></text:p>
      <text:p text:style-name="P27">- <text:span text:style-name="T37">"%kernel.root_dir%/../vendor/twbs/bootstrap/js/carousel.js"</text:span></text:p>
      <text:p text:style-name="P27">- <text:span text:style-name="T37">"%kernel.root_dir%/../vendor/twbs/bootstrap/js/collapse.js"</text:span></text:p>
      <text:p text:style-name="P27">- <text:span text:style-name="T37">"%kernel.root_dir%/../vendor/twbs/bootstrap/js/dropdown.js"</text:span></text:p>
      <text:p text:style-name="P27">- <text:span text:style-name="T37">"%kernel.root_dir%/../vendor/twbs/bootstrap/js/modal.js"</text:span></text:p>
      <text:p text:style-name="P27">- <text:span text:style-name="T37">"%kernel.root_dir%/../vendor/twbs/bootstrap/js/tooltip.js"</text:span></text:p>
      <text:p text:style-name="P27">- <text:span text:style-name="T37">"%kernel.root_dir%/../vendor/twbs/bootstrap/js/popover.js"</text:span></text:p>
      <text:p text:style-name="P27">- <text:span text:style-name="T37">"%kernel.root_dir%/../vendor/twbs/bootstrap/js/scrollspy.js"</text:span></text:p>
      <text:p text:style-name="P27">- <text:span text:style-name="T37">"%kernel.root_dir%/../vendor/twbs/bootstrap/js/tab.js"</text:span></text:p>
      <text:p text:style-name="P27">- <text:span text:style-name="T37">"%kernel.root_dir%/../vendor/twbs/bootstrap/js/transition.js"</text:span></text:p>
      <text:p text:style-name="P27"><text:span text:style-name="T34">filters</text:span>: [?<text:span text:style-name="T37">yui_js</text:span>]</text:p>
      <text:p text:style-name="P27"><text:span text:style-name="T34">output</text:span>: <text:span text:style-name="T37">js/bootstrap.js</text:span> </text:p>
      <text:p text:style-name="P27"><text:span text:style-name="T34">fonts_glyphicons_eot</text:span>:</text:p>
      <text:p text:style-name="P27"><text:span text:style-name="T34">inputs</text:span>:</text:p>
      <text:p text:style-name="P27">- <text:span text:style-name="T37">"%kernel.root_dir%/../vendor/twbs/bootstrap/fonts/glyphicons-halflings-regular.eot"</text:span></text:p>
      <text:p text:style-name="P27"><text:span text:style-name="T34">output</text:span>: <text:span text:style-name="T37">"fonts/glyphicons-halflings-regular.eot"</text:span></text:p>
      <text:p text:style-name="P27"><text:soft-page-break/><text:span text:style-name="T34">fonts_glyphicons_svg</text:span>:</text:p>
      <text:p text:style-name="P27"><text:span text:style-name="T34">inputs</text:span>:</text:p>
      <text:p text:style-name="P27">- <text:span text:style-name="T37">"%kernel.root_dir%/../vendor/twbs/bootstrap/fonts/glyphicons-halflings-regular.svg"</text:span></text:p>
      <text:p text:style-name="P27"><text:span text:style-name="T34">output</text:span>: <text:span text:style-name="T37">"fonts/glyphicons-halflings-regular.svg"</text:span></text:p>
      <text:p text:style-name="P27"><text:span text:style-name="T34">fonts_glyphicons_ttf</text:span>:</text:p>
      <text:p text:style-name="P27"><text:span text:style-name="T34">inputs</text:span>:</text:p>
      <text:p text:style-name="P27">- <text:span text:style-name="T37">"%kernel.root_dir%/../vendor/twbs/bootstrap/fonts/glyphicons-halflings-regular.ttf"</text:span></text:p>
      <text:p text:style-name="P27"><text:span text:style-name="T34">output</text:span>: <text:span text:style-name="T37">"fonts/glyphicons-halflings-regular.ttf"</text:span></text:p>
      <text:p text:style-name="P27"><text:span text:style-name="T34">fonts_glyphicons_woff</text:span>:</text:p>
      <text:p text:style-name="P27"><text:span text:style-name="T34">inputs</text:span>:</text:p>
      <text:p text:style-name="P27">- <text:span text:style-name="T37">"%kernel.root_dir%/../vendor/twbs/bootstrap/fonts/glyphicons-halflings-regular.woff"</text:span></text:p>
      <text:p text:style-name="P34"/>
      <text:p text:style-name="P27"><text:span text:style-name="T34">output</text:span>: <text:span text:style-name="T37">"fonts/glyphicons-halflings-regular.woff"</text:span></text:p>
      <text:p text:style-name="P44"><text:span text:style-name="T22"><text:line-break/></text:span></text:p>
      <text:p text:style-name="P44"><text:span text:style-name="T5">Copier les assets</text:span><text:span text:style-name="T23"><text:line-break/></text:span><text:span text:style-name="T5">Enfin il faut faire une copie des assets avec la commande assetic:dump</text:span></text:p>
      <text:p text:style-name="Standard"/>
      <text:p text:style-name="Standard"><text:span text:style-name="T17">commande :</text:span>$ php bin/console assetic:dump</text:p>
      <text:p text:style-name="Standard"><text:span text:style-name="T1"><text:line-break/>Maintenant les fichier css , js et fonts de bootstrap sont ajouté au repertoire web de notre projet.</text:span><text:span text:style-name="T7"><text:line-break/></text:span></text:p>
      <text:p text:style-name="P45"><text:span text:style-name="T15">V</text:span><text:span text:style-name="T16">oici ma source :https://maryamdev.blogspot.fr/2017/04/tuto-symfony-3-installation-bootstrap.html</text:span></text:p>
      <text:p text:style-name="P6"/>
      <text:p text:style-name="P19"><text:span text:style-name="T7">A</text:span><text:span text:style-name="T6">llons plus loin</text:span></text:p>
      <text:p text:style-name="P7"/>
      <text:p text:style-name="P8">Notre Bootstrap fonction maintenant, mais pas tout a fait partout !</text:p>
      <text:p text:style-name="P8"/>
      <text:p text:style-name="P8">Nous allons donc faire en sorte qu’avec notre FOSUserBundle celui ci puisse fonctionner !</text:p>
      <text:p text:style-name="P8"/>
      <text:p text:style-name="P20"><text:span text:style-name="T2">Pour cela nous allons devoir </text:span><text:span text:style-name="T3">surcharger</text:span><text:span text:style-name="T2"> le bundle ou plutôt </text:span><text:span text:style-name="T3">overwrite le bundle en anglais.</text:span></text:p>
      <text:p text:style-name="P9"/>
      <text:p text:style-name="P10">Tout d’abord assurez vous que dans votre classe utilisateur de votre dossier entity ( src/AppBundle/Entity/Utilisateur.php ), </text:p>
      <text:p text:style-name="P10">vérifiez également que la route dans votre fichier Utilisateur ai bien été ajouté </text:p>
      <text:p text:style-name="P10">( ex : use FOS\UserBundle\Model\User as BaseUser )</text:p>
      <text:p text:style-name="P10"/>
      <text:p text:style-name="P10"/>
      <text:p text:style-name="P10"/>
      <text:p text:style-name="P11">Nous allons aller dans le dossier app/Ressources/views/base.html.twig</text:p>
      <text:p text:style-name="P11"/>
      <text:p text:style-name="P11">Vous pouvez ajouter entre {% block stylesheets %}{% endblock %} :</text:p>
      <text:p text:style-name="P11"><text:soft-page-break/></text:p>
      <text:p text:style-name="P32"><text:span text:style-name="T39">{% </text:span><text:span text:style-name="T28">block </text:span><text:span text:style-name="T30">stylesheets</text:span><text:span text:style-name="T39"> %}</text:span></text:p>
      <text:p text:style-name="P27"><text:span text:style-name="T32"><text:tab/>&lt;</text:span><text:span text:style-name="T34">link</text:span> <text:span text:style-name="T29">rel</text:span>=<text:span text:style-name="T37">"stylesheet"</text:span> <text:span text:style-name="T29">href</text:span>=<text:span text:style-name="T37">"{{ asset('css/bootstrap.css') }}"</text:span><text:span text:style-name="T32">&gt;</text:span></text:p>
      <text:p text:style-name="P34"><text:span text:style-name="T33"><text:tab/>&lt;</text:span><text:span text:style-name="T35">link</text:span><text:span text:style-name="T26"> </text:span><text:span text:style-name="T31">rel</text:span><text:span text:style-name="T26">=</text:span><text:span text:style-name="T38">"stylesheet"</text:span><text:span text:style-name="T26"> </text:span><text:span text:style-name="T31">href</text:span><text:span text:style-name="T26">=</text:span><text:span text:style-name="T38">"{{ asset('css/style.css') }}"</text:span><text:span text:style-name="T33">&gt;</text:span></text:p>
      <text:p text:style-name="P27">{% <text:span text:style-name="T27">endblock</text:span> %}</text:p>
      <text:p text:style-name="P28"><text:span text:style-name="T32">&lt;</text:span><text:span text:style-name="T34">link</text:span> <text:span text:style-name="T29">rel</text:span>=<text:span text:style-name="T37">"icon"</text:span> <text:span text:style-name="T29">type</text:span>=<text:span text:style-name="T37">"image/x-icon"</text:span> <text:span text:style-name="T29">href</text:span>=<text:span text:style-name="T37">"{{ asset('favicon.ico') }}"</text:span><text:span text:style-name="T32"> /&gt;</text:span></text:p>
      <text:p text:style-name="P28"/>
      <text:p text:style-name="P33"/>
      <text:p text:style-name="P21"><text:span text:style-name="T4">V</text:span><text:span text:style-name="T2">ous pouvez également ajouter les scripts entre </text:span><text:span text:style-name="T4">{% block stylesheets %}{% endblock %}</text:span></text:p>
      <text:p text:style-name="P11"/>
      <text:p text:style-name="P11"/>
      <text:p text:style-name="P27">{% <text:span text:style-name="T27">block</text:span> <text:span text:style-name="T29">javascripts</text:span> %}</text:p>
      <text:p text:style-name="P27"><text:span text:style-name="T32">&lt;</text:span><text:span text:style-name="T34">script</text:span> <text:span text:style-name="T29">src</text:span>=<text:span text:style-name="T37">"{{ asset('js/jquery.min.js') }}"</text:span><text:span text:style-name="T32">&gt;&lt;/</text:span><text:span text:style-name="T34">script</text:span><text:span text:style-name="T32">&gt;</text:span></text:p>
      <text:p text:style-name="P27"><text:span text:style-name="T32">&lt;</text:span><text:span text:style-name="T34">script</text:span> <text:span text:style-name="T29">src</text:span>=<text:span text:style-name="T37">"{{ asset('js/bootstrap.js') }}"</text:span><text:span text:style-name="T32">&gt;&lt;/</text:span><text:span text:style-name="T34">script</text:span><text:span text:style-name="T32">&gt;</text:span></text:p>
      <text:p text:style-name="P27"><text:span text:style-name="T32">&lt;</text:span><text:span text:style-name="T34">script</text:span> <text:span text:style-name="T29">src</text:span> =<text:span text:style-name="T37">"{{ asset('js/app.js') }}"</text:span><text:span text:style-name="T32">&gt;&lt;/</text:span><text:span text:style-name="T34">script</text:span><text:span text:style-name="T32">&gt;</text:span></text:p>
      <text:p text:style-name="P27">{% <text:span text:style-name="T27">endblock</text:span> %}</text:p>
      <text:p text:style-name="P27"/>
      <text:p text:style-name="P27"/>
      <text:p text:style-name="P12">Nous allons ajouter dans le block body une nav bar pour que l’on puisse naviguer et donner un certain visuel sur notre site !</text:p>
      <text:p text:style-name="P13"/>
      <text:p text:style-name="P13">Notre nav_bar est belle c’est beau.</text:p>
      <text:p text:style-name="P13"/>
      <text:p text:style-name="P13"/>
      <text:p text:style-name="P13">Maintenant nous allons faire en sorte que pour que cette nav bar soit dynamique avec fos user et permettre a fos user d’avoir du bootstrap nous allons faire comme suivant :</text:p>
      <text:p text:style-name="P13"/>
      <text:p text:style-name="P13">Allons dans app/config/config.yml et on va ajouter dans twig ceci :</text:p>
      <text:p text:style-name="P13"/>
      <text:p text:style-name="P13">twig:</text:p>
      <text:section text:style-name="Sect1" text:name="crayon-5a29218b74792539775481-3">
        <text:p text:style-name="Standard">   debug: '%kernel.debug%'</text:p>
      </text:section>
      <text:section text:style-name="Sect1" text:name="crayon-5a29218b74792539775481-4">
        <text:p text:style-name="Standard">   strict_variables: '%kernel.debug%'</text:p>
      </text:section>
      <text:section text:style-name="Sect1" text:name="crayon-5a29218b74792539775481-5">
        <text:p text:style-name="Standard">   form_themes:</text:p>
      </text:section>
      <text:section text:style-name="Sect1" text:name="crayon-5a29218b74792539775481-6">
        <text:p text:style-name="Standard">       - 'bootstrap_3_layout.html.twig'</text:p>
      </text:section>
      <text:p text:style-name="P13"/>
      <text:p text:style-name="P46"><text:span text:style-name="T9">Dans le cadre de la surcharge nous allons devoir copier certains fichiers <text:s/></text:span><text:span text:style-name="T14">danas </text:span><text:span text:style-name="T9">le dossier de FosUserBundle voici le chemin : </text:span></text:p>
      <text:p text:style-name="P46"><text:bookmark text:name="crayon-5a29218b74798109122100"/>vendor/friendsofsymfony/user-bundle/Resources/views</text:p>
      <text:p text:style-name="P13"/>
      <text:p text:style-name="P13"/>
      <text:p text:style-name="P13">Nous allons copier et créer plusieurs dossier pour commencer :</text:p>
      <text:p text:style-name="P13"/>
      <text:p text:style-name="P13">Dans notre dossier app/ressources, nous allons créer un dossier FOSUserBundle</text:p>
      <text:p text:style-name="P13"/>
      <text:p text:style-name="P13">( app/ressources/FOSUserBundle )</text:p>
      <text:p text:style-name="P13"/>
      <text:p text:style-name="P13">dans ce dossier nous allons y créer un autre dossier appelé views</text:p>
      <text:p text:style-name="P13"/>
      <text:p text:style-name="P13">( app/ressources/FOSUserBundle/views )</text:p>
      <text:p text:style-name="P13"/>
      <text:p text:style-name="P22"><text:soft-page-break/><text:span text:style-name="T9">nous allons y placer dans ce dossier une copie de </text:span><text:bookmark text:name="crayon-5a29218b7479d840126380"/><text:span text:style-name="T40">layout.html.twig</text:span></text:p>
      <text:p text:style-name="P13"/>
      <text:p text:style-name="P25"><text:span text:style-name="T9">N</text:span><text:span text:style-name="T10">ous allons ensuite créer un autre dossier dans views Registration</text:span></text:p>
      <text:p text:style-name="P39"><text:bookmark text:name="crayon-5a29218b747a9052610910"/>app/Resources/FOSUserBundle/views/Registration</text:p>
      <text:p text:style-name="P39"/>
      <text:p text:style-name="P23"><text:span text:style-name="T11">dans ce dossier nous allons y placer une copie de r</text:span><text:span text:style-name="T10">egister.html.twig :</text:span></text:p>
      <text:p text:style-name="P40"/>
      <text:p text:style-name="P40"><text:bookmark text:name="crayon-5a29218b747ab984328688"/>Registration/register.html.twig</text:p>
      <text:p text:style-name="P40"/>
      <text:p text:style-name="P40"/>
      <text:p text:style-name="P40"/>
      <text:p text:style-name="P39">Dans le dossier views nous allons y créer un nouveau dossier Security :</text:p>
      <text:p text:style-name="P39"/>
      <text:p text:style-name="P39"><text:bookmark text:name="crayon-5a29218b747ae334577435"/>app/Resources/FOSUserBundle/views/Security</text:p>
      <text:p text:style-name="P39"/>
      <text:p text:style-name="P39">et nous allons y placer dedans une copie du fichier login.html.twig</text:p>
      <text:p text:style-name="P39"/>
      <text:p text:style-name="P39"><text:bookmark text:name="crayon-5a29218b747b0558328190"/>(Security/login.html.twig)</text:p>
      <text:p text:style-name="P39"/>
      <text:p text:style-name="P39"/>
      <text:p text:style-name="P39"/>
      <text:p text:style-name="P39">Dans le dossier views nous allons y ajouter un nouveau dossier nommé Profile :</text:p>
      <text:p text:style-name="P39"/>
      <text:p text:style-name="P39"><text:bookmark text:name="crayon-5a29218b7479f249866698"/>app/Resources/FOSUserBundle/views/Profile</text:p>
      <text:p text:style-name="P39"/>
      <text:p text:style-name="P39">et dans ce dossier nous y placer des copies de plusieurs fichiers :</text:p>
      <text:p text:style-name="P39"/>
      <text:p text:style-name="P39"><text:bookmark text:name="crayon-5a29218b747a2504355686"/>Profile/edit.html.twig</text:p>
      <text:p text:style-name="P39"><text:bookmark text:name="crayon-5a29218b747a4758828978"/>Profile/show.html.twig</text:p>
      <text:p text:style-name="P39"><text:bookmark text:name="crayon-5a29218b747a6205623128"/>Profile/show_content.html.twig</text:p>
      <text:p text:style-name="P39"/>
      <text:p text:style-name="P39"/>
      <text:p text:style-name="P41">pour commencer nous allons enfin permettre à bootstrap de ce mettre sur notre surcharge de fos user bundle</text:p>
      <text:p text:style-name="P41"/>
      <text:p text:style-name="P24"><text:span text:style-name="T12">Pour cela il nous suffira d’aller dans </text:span><text:span text:style-name="T9">app/ressources/FOSUserBundle/views/</text:span><text:span text:style-name="T12">layout.html.twig </text:span></text:p>
      <text:p text:style-name="P41"/>
      <text:p text:style-name="P24"><text:span text:style-name="T12">et de mettre {{include(‘base.html.tw</text:span><text:span text:style-name="T13">i</text:span><text:span text:style-name="T12">g’)}} en haut du body !</text:span></text:p>
      <text:p text:style-name="P41"/>
      <text:p text:style-name="P41">Votre nav bar apparaît maintenant quand vous allez dans les différente section utilisateur de connexion !</text:p>
      <text:p text:style-name="P41"/>
      <text:p text:style-name="P42">Nous allons terminer ce tutoriel en faisant maintenant apparaître dans la nav bar le nom de l’utilisateur, et les boutons qui doivent apparaître ou disparaître lorsque nous somme connectés ou déconnecté</text:p>
      <text:p text:style-name="P42"/>
      <text:p text:style-name="P42">Pour cela nous allons ajouter une condition en twig avec les balises suivante :</text:p>
      <text:p text:style-name="P42"/>
      <text:p text:style-name="P26">{% if is_granted("IS_AUTHENTICATED_REMEMBERED") %}</text:p>
      <text:p text:style-name="P26">{% else %}</text:p>
      <text:p text:style-name="P26">{% endif %}</text:p>
      <text:p text:style-name="P14"><text:soft-page-break/></text:p>
      <text:p text:style-name="P14">pour commencer nous allons reproduire ce schema :</text:p>
      <text:p text:style-name="P14"/>
      <text:p text:style-name="P14">Si je suis connecté soit :</text:p>
      <text:p text:style-name="P14"/>
      <text:p text:style-name="P30">{% <text:span text:style-name="T27">if</text:span> is_granted(<text:span text:style-name="T37">"IS_AUTHENTICATED_REMEMBERED"</text:span>) %}</text:p>
      <text:p text:style-name="P34"/>
      <text:p text:style-name="P27"><text:span text:style-name="T32">&lt;</text:span><text:span text:style-name="T34">li</text:span><text:span text:style-name="T32">&gt;&lt;</text:span><text:span text:style-name="T34">a</text:span> <text:span text:style-name="T29">href</text:span>=<text:span text:style-name="T37">"{{ path('fos_user_profile_edit') }}"</text:span><text:span text:style-name="T32">&gt;&lt;</text:span><text:span text:style-name="T34">span</text:span> <text:span text:style-name="T29">class</text:span>=<text:span text:style-name="T37">"glyphicon glyphicon-user"</text:span><text:span text:style-name="T32">&gt;&lt;/</text:span><text:span text:style-name="T34">span</text:span><text:span text:style-name="T32">&gt;</text:span> {{ <text:span text:style-name="T29">app</text:span>.<text:span text:style-name="T29">user</text:span>.<text:span text:style-name="T29">username</text:span> }}<text:span text:style-name="T32">&lt;/</text:span><text:span text:style-name="T34">a</text:span><text:span text:style-name="T32">&gt;&lt;/</text:span><text:span text:style-name="T34">li</text:span><text:span text:style-name="T32">&gt;</text:span></text:p>
      <text:p text:style-name="P34"/>
      <text:p text:style-name="P27"><text:span text:style-name="T32">&lt;</text:span><text:span text:style-name="T34">li</text:span><text:span text:style-name="T32">&gt;&lt;</text:span><text:span text:style-name="T34">a</text:span> <text:span text:style-name="T29">href</text:span>=<text:span text:style-name="T37">"{{ path('fos_user_security_logout') }}"</text:span><text:span text:style-name="T32">&gt;&lt;</text:span><text:span text:style-name="T34">span</text:span> <text:span text:style-name="T29">class</text:span>=<text:span text:style-name="T37">"glyphicon glyphicon-log-out"</text:span><text:span text:style-name="T32">&gt;&lt;/</text:span><text:span text:style-name="T34">span</text:span><text:span text:style-name="T32">&gt;</text:span>{{ <text:span text:style-name="T37">' Logout'</text:span>|trans({}, <text:span text:style-name="T37">'FOSUserBundle'</text:span>) }}<text:span text:style-name="T32">&lt;/</text:span><text:span text:style-name="T34">a</text:span><text:span text:style-name="T32">&gt;&lt;/</text:span><text:span text:style-name="T34">li</text:span><text:span text:style-name="T32">&gt;</text:span></text:p>
      <text:p text:style-name="P15"/>
      <text:p text:style-name="P16">la condition if ici dit que si je suis authentfié alors : </text:p>
      <text:p text:style-name="P16"/>
      <text:p text:style-name="P16">- j’affiche la page qui correspond au profil d’édition de l’utilisateur de FOSBundleUser, avec une classe glyphicon bootstrap d’un user, et j’affiche la concaténation php du nom de l’utilisateur</text:p>
      <text:p text:style-name="P16"/>
      <text:p text:style-name="P16">- j’affiche la page qui correspond à la destruction de session de mon identifiant avec un glyphicon et une route qui écrit sur la nav bar Logout qui fait le lien avec mon FosUserBundle</text:p>
      <text:p text:style-name="P16"/>
      <text:p text:style-name="P16">ensuite avec else :</text:p>
      <text:p text:style-name="P16"/>
      <text:p text:style-name="P31">{% <text:span text:style-name="T27">else</text:span> %}</text:p>
      <text:p text:style-name="P34"/>
      <text:p text:style-name="P27"><text:span text:style-name="T32">&lt;</text:span><text:span text:style-name="T34">li</text:span><text:span text:style-name="T32">&gt;&lt;</text:span><text:span text:style-name="T34">a</text:span> <text:span text:style-name="T29">href</text:span>=<text:span text:style-name="T37">"/register/"</text:span><text:span text:style-name="T32">&gt;&lt;</text:span><text:span text:style-name="T34">span</text:span> <text:span text:style-name="T29">class</text:span>=<text:span text:style-name="T37">"glyphicon glyphicon-user"</text:span><text:span text:style-name="T32">&gt;</text:span>{{ <text:span text:style-name="T37">' Sign up'</text:span>|trans({}, <text:span text:style-name="T37">'FOSUserBundle'</text:span>) }}<text:span text:style-name="T32">&lt;/</text:span><text:span text:style-name="T34">a</text:span><text:span text:style-name="T32">&gt;&lt;/</text:span><text:span text:style-name="T34">li</text:span><text:span text:style-name="T32">&gt;</text:span></text:p>
      <text:p text:style-name="P27"><text:span text:style-name="T32">&lt;</text:span><text:span text:style-name="T34">li</text:span><text:span text:style-name="T32">&gt;&lt;</text:span><text:span text:style-name="T34">a</text:span> <text:span text:style-name="T29">href</text:span>=<text:span text:style-name="T37">"{{ path('fos_user_security_login') }}"</text:span><text:span text:style-name="T32">&gt;&lt;</text:span><text:span text:style-name="T34">span</text:span> <text:span text:style-name="T29">class</text:span>=<text:span text:style-name="T37">"glyphicon glyphicon-log-in"</text:span><text:span text:style-name="T32">&gt;</text:span>{{ <text:span text:style-name="T37">' Login'</text:span>|trans({}, <text:span text:style-name="T37">'FOSUserBundle'</text:span>) }}<text:span text:style-name="T32">&lt;/</text:span><text:span text:style-name="T34">a</text:span><text:span text:style-name="T32">&gt;&lt;/</text:span><text:span text:style-name="T34">li</text:span><text:span text:style-name="T32">&gt;</text:span></text:p>
      <text:p text:style-name="P34"/>
      <text:p text:style-name="P27">{% <text:span text:style-name="T27">endif</text:span> %}</text:p>
      <text:p text:style-name="P16"/>
      <text:p text:style-name="P16">Sinon : </text:p>
      <text:p text:style-name="P16"/>
      <text:p text:style-name="P16">- j’affiche avec un glyphicon un « sign up » qui va travailler avec mon FosuserBundle et qui me redirige vers la page /register/ pour m’enregistrer</text:p>
      <text:p text:style-name="P16"/>
      <text:p text:style-name="P16">- j’affiche avec un glyphicon un « Login » qui va travailler avec mon FosUserBundle et qui me redirige vers la mage de connection fos_user_security_login.</text:p>
      <text:p text:style-name="P16"/>
      <text:p text:style-name="P16"/>
      <text:p text:style-name="P16">Maintenant vous savez utilisez bootstrap et FosUserBundle tout en pouvant afficher de par les session de cette bibliotheque <text:span text:style-name="T41">des surcharge de votre bundle !</text:span></text:p>
      <text:p text:style-name="P16"/>
      <text:p text:style-name="P17">Merci</text:p>
      <text:p text:style-name="P17"/>
      <text:p text:style-name="P17">Julien Febv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consolas" svg:font-family="consolas, courier, monospace"/>
    <style:font-face style:name="verdana" svg:font-family="verdana, sans-serif"/>
    <style:font-face style:name="Droid Sans Mono1" svg:font-family="'Droid Sans Mono', monospace, monospace, 'Droid Sans Fallback'"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7T09:27:24.457155119</meta:creation-date>
    <meta:editing-duration>PT3H27M12S</meta:editing-duration>
    <meta:editing-cycles>7</meta:editing-cycles>
    <meta:generator>LibreOffice/5.1.6.2$Linux_X86_64 LibreOffice_project/10m0$Build-2</meta:generator>
    <dc:date>2017-12-07T18:00:35.514716161</dc:date>
    <meta:document-statistic meta:table-count="0" meta:image-count="0" meta:object-count="0" meta:page-count="6" meta:paragraph-count="158" meta:word-count="970" meta:character-count="8566" meta:non-whitespace-character-count="7715"/>
  </office:meta>
</office:document-meta>
</file>